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cheme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utorial Test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Pct.</text:p>
          </table:table-cell>
          <table:table-cell/>
          <table:table-cell office:value-type="string" calcext:value-type="string">
            <text:p>Assignment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Pct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.73" calcext:value-type="float">
            <text:p>16.73</text:p>
          </table:table-cell>
          <table:table-cell office:value-type="float" office:value="30" calcext:value-type="float">
            <text:p>30</text:p>
          </table:table-cell>
          <table:table-cell table:formula="of:=[.D3]/[.E3]" office:value-type="float" office:value="0.557666666666667" calcext:value-type="float">
            <text:p>0.557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formula="of:=[.I3]/[.J3]" office:value-type="float" office:value="0.775" calcext:value-type="float">
            <text:p>0.7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D4]/[.E4]" office:value-type="float" office:value="0.44" calcext:value-type="float">
            <text:p>0.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[.I4]/[.J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3:.F5])/COUNTA([.F3:.F5])" office:value-type="float" office:value="0.498833333333333" calcext:value-type="float">
            <text:p>0.498833333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dterm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Pct.</text:p>
          </table:table-cell>
          <table:table-cell table:number-columns-repeated="4"/>
          <table:table-cell table:formula="of:=SUM([.K3:.K7])/COUNTA([.K3:.K7])" office:value-type="float" office:value="0.7875" calcext:value-type="float">
            <text:p>0.7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formula="of:=[.D9]/[.E9]" office:value-type="float" office:value="0.566666666666667" calcext:value-type="float">
            <text:p>0.566666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Iclicker Grade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9:.F10])/COUNTA([.F9:.F10])" office:value-type="float" office:value="0.566666666666667" calcext:value-type="float">
            <text:p>0.5666666667</text:p>
          </table:table-cell>
          <table:table-cell/>
          <table:table-cell table:formula="of:=2/41" office:value-type="float" office:value="0.0487804878048781" calcext:value-type="float">
            <text:p>0.0487804878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inal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Pct.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cheme 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Compone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ght Achieved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Projecte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licker Questions</text:p>
          </table:table-cell>
          <table:table-cell office:value-type="float" office:value="5" calcext:value-type="float">
            <text:p>5</text:p>
          </table:table-cell>
          <table:table-cell table:formula="of:=[.I17]*[.H11]" office:value-type="float" office:value="0.24390243902439" calcext:value-type="float">
            <text:p>0.243902439</text:p>
          </table:table-cell>
          <table:table-cell table:formula="of:=[.J17]" office:value-type="float" office:value="0.24390243902439" calcext:value-type="float">
            <text:p>0.243902439</text:p>
          </table:table-cell>
          <table:table-cell table:formula="of:=[.J17]" office:value-type="float" office:value="0.24390243902439" calcext:value-type="float">
            <text:p>0.243902439</text:p>
          </table:table-cell>
          <table:table-cell table:formula="of:=[.J17]" office:value-type="float" office:value="0.24390243902439" calcext:value-type="float">
            <text:p>0.24390243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signments</text:p>
          </table:table-cell>
          <table:table-cell office:value-type="float" office:value="5" calcext:value-type="float">
            <text:p>5</text:p>
          </table:table-cell>
          <table:table-cell table:formula="of:=[.I18]*[.K8]" office:value-type="float" office:value="3.9375" calcext:value-type="float">
            <text:p>3.9375</text:p>
          </table:table-cell>
          <table:table-cell table:formula="of:=[.J18]" office:value-type="float" office:value="3.9375" calcext:value-type="float">
            <text:p>3.9375</text:p>
          </table:table-cell>
          <table:table-cell table:formula="of:=[.K18]" office:value-type="float" office:value="3.9375" calcext:value-type="float">
            <text:p>3.9375</text:p>
          </table:table-cell>
          <table:table-cell table:formula="of:=[.J18]" office:value-type="float" office:value="3.9375" calcext:value-type="float">
            <text:p>3.937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ial Tests</text:p>
          </table:table-cell>
          <table:table-cell office:value-type="float" office:value="15" calcext:value-type="float">
            <text:p>15</text:p>
          </table:table-cell>
          <table:table-cell table:formula="of:=[.I19]*[.F6]" office:value-type="float" office:value="7.4825" calcext:value-type="float">
            <text:p>7.4825</text:p>
          </table:table-cell>
          <table:table-cell table:formula="of:=[.J19]" office:value-type="float" office:value="7.4825" calcext:value-type="float">
            <text:p>7.4825</text:p>
          </table:table-cell>
          <table:table-cell table:formula="of:=0.665*[.I19]" office:value-type="float" office:value="9.975" calcext:value-type="float">
            <text:p>9.975</text:p>
          </table:table-cell>
          <table:table-cell table:formula="of:=[.J19]" office:value-type="float" office:value="7.4825" calcext:value-type="float">
            <text:p>7.482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dterm 1</text:p>
          </table:table-cell>
          <table:table-cell office:value-type="float" office:value="15" calcext:value-type="float">
            <text:p>15</text:p>
          </table:table-cell>
          <table:table-cell table:formula="of:=[.I20]*[.F9]" office:value-type="float" office:value="8.5" calcext:value-type="float">
            <text:p>8.5</text:p>
          </table:table-cell>
          <table:table-cell table:formula="of:=[.J20]" office:value-type="float" office:value="8.5" calcext:value-type="float">
            <text:p>8.5</text:p>
          </table:table-cell>
          <table:table-cell table:formula="of:=[.J20]" office:value-type="float" office:value="8.5" calcext:value-type="float">
            <text:p>8.5</text:p>
          </table:table-cell>
          <table:table-cell table:formula="of:=[.J20]" office:value-type="float" office:value="8.5" calcext:value-type="float">
            <text:p>8.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dterm 2</text:p>
          </table:table-cell>
          <table:table-cell office:value-type="float" office:value="15" calcext:value-type="float">
            <text:p>15</text:p>
          </table:table-cell>
          <table:table-cell table:formula="of:=[.I21]*[.F10]" office:value-type="float" office:value="0" calcext:value-type="float">
            <text:p>0</text:p>
          </table:table-cell>
          <table:table-cell table:formula="of:=[.J21]" office:value-type="float" office:value="0" calcext:value-type="float">
            <text:p>0</text:p>
          </table:table-cell>
          <table:table-cell table:formula="of:=[.I21]" office:value-type="float" office:value="15" calcext:value-type="float">
            <text:p>15</text:p>
          </table:table-cell>
          <table:table-cell table:formula="of:=0.5*[.I21]" office:value-type="float" office:value="7.5" calcext:value-type="float">
            <text:p>7.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nal Exam</text:p>
          </table:table-cell>
          <table:table-cell office:value-type="float" office:value="50" calcext:value-type="float">
            <text:p>50</text:p>
          </table:table-cell>
          <table:table-cell table:formula="of:=[.I22]*[.F14]" office:value-type="float" office:value="0" calcext:value-type="float">
            <text:p>0</text:p>
          </table:table-cell>
          <table:table-cell table:formula="of:=[.J22]" office:value-type="float" office:value="0" calcext:value-type="float">
            <text:p>0</text:p>
          </table:table-cell>
          <table:table-cell table:formula="of:=[.I22]" office:value-type="float" office:value="50" calcext:value-type="float">
            <text:p>50</text:p>
          </table:table-cell>
          <table:table-cell table:formula="of:=0.6*[.I22]"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  <table:table-cell table:formula="of:=SUM([.J17:.J22])" office:value-type="float" office:value="20.1639024390244" calcext:value-type="float">
            <text:p>20.163902439</text:p>
          </table:table-cell>
          <table:table-cell table:formula="of:=SUM([.K17:.K22])" office:value-type="float" office:value="20.1639024390244" calcext:value-type="float">
            <text:p>20.163902439</text:p>
          </table:table-cell>
          <table:table-cell table:formula="of:=SUM([.L17:.L22])" office:value-type="float" office:value="87.6564024390244" calcext:value-type="float">
            <text:p>87.656402439</text:p>
          </table:table-cell>
          <table:table-cell table:formula="of:=SUM([.M17:.M22])" office:value-type="float" office:value="57.6639024390244" calcext:value-type="float">
            <text:p>57.663902439</text:p>
          </table:table-cell>
        </table:table-row>
      </table:table>
      <table:table table:name="scheme 2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utorial Test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Pct.</text:p>
          </table:table-cell>
          <table:table-cell/>
          <table:table-cell office:value-type="string" calcext:value-type="string">
            <text:p>Assignment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Pct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.73" calcext:value-type="float">
            <text:p>16.73</text:p>
          </table:table-cell>
          <table:table-cell office:value-type="float" office:value="30" calcext:value-type="float">
            <text:p>30</text:p>
          </table:table-cell>
          <table:table-cell table:formula="of:=[.D3]/[.E3]" office:value-type="float" office:value="0.557666666666667" calcext:value-type="float">
            <text:p>0.557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formula="of:=[.I3]/[.J3]" office:value-type="float" office:value="0.775" calcext:value-type="float">
            <text:p>0.7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D4]/[.E4]" office:value-type="float" office:value="0.44" calcext:value-type="float">
            <text:p>0.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[.I4]/[.J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3:.F5])/COUNTA([.F3:.F5])" office:value-type="float" office:value="0.498833333333333" calcext:value-type="float">
            <text:p>0.498833333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dterm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Pct.</text:p>
          </table:table-cell>
          <table:table-cell table:number-columns-repeated="4"/>
          <table:table-cell table:formula="of:=SUM([.K3:.K7])/COUNTA([.K3:.K7])" office:value-type="float" office:value="0.7875" calcext:value-type="float">
            <text:p>0.7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formula="of:=[.D9]/[.E9]" office:value-type="float" office:value="0.566666666666667" calcext:value-type="float">
            <text:p>0.566666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Iclicker Grade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9:.F10])/COUNTA([.F9:.F10])" office:value-type="float" office:value="0.566666666666667" calcext:value-type="float">
            <text:p>0.5666666667</text:p>
          </table:table-cell>
          <table:table-cell/>
          <table:table-cell table:formula="of:=2/41" office:value-type="float" office:value="0.0487804878048781" calcext:value-type="float">
            <text:p>0.0487804878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inal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Pct.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cheme 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Compone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ght Achieved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Projecte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licker Questions</text:p>
          </table:table-cell>
          <table:table-cell office:value-type="float" office:value="5" calcext:value-type="float">
            <text:p>5</text:p>
          </table:table-cell>
          <table:table-cell table:formula="of:=[.I17]*[.H11]" office:value-type="float" office:value="0.24390243902439" calcext:value-type="float">
            <text:p>0.243902439</text:p>
          </table:table-cell>
          <table:table-cell table:formula="of:=[.J17]" office:value-type="float" office:value="0.24390243902439" calcext:value-type="float">
            <text:p>0.243902439</text:p>
          </table:table-cell>
          <table:table-cell table:formula="of:=[.J17]" office:value-type="float" office:value="0.24390243902439" calcext:value-type="float">
            <text:p>0.243902439</text:p>
          </table:table-cell>
          <table:table-cell table:formula="of:=[.J17]" office:value-type="float" office:value="0.24390243902439" calcext:value-type="float">
            <text:p>0.24390243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ssignments</text:p>
          </table:table-cell>
          <table:table-cell office:value-type="float" office:value="5" calcext:value-type="float">
            <text:p>5</text:p>
          </table:table-cell>
          <table:table-cell table:formula="of:=[.I18]*[.K8]" office:value-type="float" office:value="3.9375" calcext:value-type="float">
            <text:p>3.9375</text:p>
          </table:table-cell>
          <table:table-cell table:formula="of:=[.J18]" office:value-type="float" office:value="3.9375" calcext:value-type="float">
            <text:p>3.9375</text:p>
          </table:table-cell>
          <table:table-cell table:formula="of:=[.K18]" office:value-type="float" office:value="3.9375" calcext:value-type="float">
            <text:p>3.9375</text:p>
          </table:table-cell>
          <table:table-cell table:formula="of:=[.J18]" office:value-type="float" office:value="3.9375" calcext:value-type="float">
            <text:p>3.937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torial Tests</text:p>
          </table:table-cell>
          <table:table-cell office:value-type="float" office:value="15" calcext:value-type="float">
            <text:p>15</text:p>
          </table:table-cell>
          <table:table-cell table:formula="of:=[.I19]*[.F6]" office:value-type="float" office:value="7.4825" calcext:value-type="float">
            <text:p>7.4825</text:p>
          </table:table-cell>
          <table:table-cell table:formula="of:=[.J19]" office:value-type="float" office:value="7.4825" calcext:value-type="float">
            <text:p>7.4825</text:p>
          </table:table-cell>
          <table:table-cell table:formula="of:=0.665*[.I19]" office:value-type="float" office:value="9.975" calcext:value-type="float">
            <text:p>9.975</text:p>
          </table:table-cell>
          <table:table-cell table:formula="of:=[.J19]" office:value-type="float" office:value="7.4825" calcext:value-type="float">
            <text:p>7.482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st Midterm</text:p>
          </table:table-cell>
          <table:table-cell office:value-type="float" office:value="15" calcext:value-type="float">
            <text:p>15</text:p>
          </table:table-cell>
          <table:table-cell table:formula="of:=[.I20]*[.F9]" office:value-type="float" office:value="8.5" calcext:value-type="float">
            <text:p>8.5</text:p>
          </table:table-cell>
          <table:table-cell table:formula="of:=[.J20]"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table:formula="of:=[.J20]" office:value-type="float" office:value="8.5" calcext:value-type="float">
            <text:p>8.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orst Midterm</text:p>
          </table:table-cell>
          <table:table-cell office:value-type="float" office:value="5" calcext:value-type="float">
            <text:p>5</text:p>
          </table:table-cell>
          <table:table-cell table:formula="of:=[.I21]*[.F10]" office:value-type="float" office:value="0" calcext:value-type="float">
            <text:p>0</text:p>
          </table:table-cell>
          <table:table-cell table:formula="of:=[.J21]" office:value-type="float" office:value="0" calcext:value-type="float">
            <text:p>0</text:p>
          </table:table-cell>
          <table:table-cell table:formula="of:=[.I21]*[.F9]" office:value-type="float" office:value="2.83333333333333" calcext:value-type="float">
            <text:p>2.8333333333</text:p>
          </table:table-cell>
          <table:table-cell table:formula="of:=0.5*[.I21]" office:value-type="float" office:value="2.5" calcext:value-type="float">
            <text:p>2.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nal Exam</text:p>
          </table:table-cell>
          <table:table-cell office:value-type="float" office:value="60" calcext:value-type="float">
            <text:p>60</text:p>
          </table:table-cell>
          <table:table-cell table:formula="of:=[.I22]*[.F14]" office:value-type="float" office:value="0" calcext:value-type="float">
            <text:p>0</text:p>
          </table:table-cell>
          <table:table-cell table:formula="of:=[.J22]" office:value-type="float" office:value="0" calcext:value-type="float">
            <text:p>0</text:p>
          </table:table-cell>
          <table:table-cell table:formula="of:=[.I22]" office:value-type="float" office:value="60" calcext:value-type="float">
            <text:p>60</text:p>
          </table:table-cell>
          <table:table-cell table:formula="of:=0.6*[.I22]" office:value-type="float" office:value="36" calcext:value-type="float">
            <text:p>36</text:p>
          </table:table-cell>
        </table:table-row>
        <table:table-row table:style-name="ro1">
          <table:table-cell table:number-columns-repeated="9"/>
          <table:table-cell table:formula="of:=SUM([.J17:.J22])" office:value-type="float" office:value="20.1639024390244" calcext:value-type="float">
            <text:p>20.163902439</text:p>
          </table:table-cell>
          <table:table-cell table:formula="of:=SUM([.K17:.K22])" office:value-type="float" office:value="20.1639024390244" calcext:value-type="float">
            <text:p>20.163902439</text:p>
          </table:table-cell>
          <table:table-cell table:formula="of:=SUM([.L17:.L22])" office:value-type="float" office:value="91.9897357723577" calcext:value-type="float">
            <text:p>91.9897357724</text:p>
          </table:table-cell>
          <table:table-cell table:formula="of:=SUM([.M17:.M22])" office:value-type="float" office:value="58.6639024390244" calcext:value-type="float">
            <text:p>58.6639024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20:48:11.035228021</meta:creation-date>
    <meta:generator>LibreOffice/5.1.4.2$Linux_X86_64 LibreOffice_project/10m0$Build-2</meta:generator>
    <dc:date>2016-11-07T21:04:50.176642075</dc:date>
    <meta:editing-duration>PT16M36S</meta:editing-duration>
    <meta:editing-cycles>11</meta:editing-cycles>
    <meta:document-statistic meta:table-count="2" meta:cell-count="186" meta:object-count="0"/>
  </office:meta>
</office:document-meta>
</file>